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19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194cm"/>
    </style:style>
    <style:style style:name="gr3" style:family="graphic" style:parent-style-name="objectwithoutfill">
      <style:graphic-properties svg:stroke-color="#000000" draw:marker-end="Arrow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395cm" svg:height="2.413cm" svg:x="0.619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95cm" svg:height="2.413cm" svg:x="0.619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95cm" svg:height="2.413cm" svg:x="0.61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94cm" svg:height="2.413cm" svg:x="7.804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94cm" svg:height="2.413cm" svg:x="7.804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94cm" svg:height="2.413cm" svg:x="7.804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394cm" svg:height="2.413cm" svg:x="7.804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95cm" svg:height="2.413cm" svg:x="14.98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95cm" svg:height="2.413cm" svg:x="14.988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014cm" svg:y1="4.514cm" svg:x2="7.804cm" svg:y2="2.101cm">
          <text:p/>
        </draw:line>
        <draw:line draw:style-name="gr3" draw:text-style-name="P2" draw:layer="layout" svg:x1="3.014cm" svg:y1="4.514cm" svg:x2="7.804cm" svg:y2="6.123cm">
          <text:p/>
        </draw:line>
        <draw:line draw:style-name="gr3" draw:text-style-name="P2" draw:layer="layout" svg:x1="3.014cm" svg:y1="4.514cm" svg:x2="7.804cm" svg:y2="10.949cm">
          <text:p/>
        </draw:line>
        <draw:line draw:style-name="gr3" draw:text-style-name="P2" draw:layer="layout" svg:x1="3.014cm" svg:y1="4.514cm" svg:x2="7.804cm" svg:y2="15.775cm">
          <text:p/>
        </draw:line>
        <draw:line draw:style-name="gr3" draw:text-style-name="P2" draw:layer="layout" svg:x1="3.014cm" svg:y1="8.536cm" svg:x2="7.804cm" svg:y2="2.101cm">
          <text:p/>
        </draw:line>
        <draw:line draw:style-name="gr3" draw:text-style-name="P2" draw:layer="layout" svg:x1="3.014cm" svg:y1="8.535cm" svg:x2="7.804cm" svg:y2="6.122cm">
          <text:p/>
        </draw:line>
        <draw:line draw:style-name="gr3" draw:text-style-name="P2" draw:layer="layout" svg:x1="3.014cm" svg:y1="8.535cm" svg:x2="7.804cm" svg:y2="10.948cm">
          <text:p/>
        </draw:line>
        <draw:line draw:style-name="gr3" draw:text-style-name="P2" draw:layer="layout" svg:x1="3.014cm" svg:y1="8.535cm" svg:x2="7.804cm" svg:y2="15.774cm">
          <text:p/>
        </draw:line>
        <draw:line draw:style-name="gr3" draw:text-style-name="P2" draw:layer="layout" svg:x1="3.014cm" svg:y1="13.362cm" svg:x2="7.804cm" svg:y2="2.101cm">
          <text:p/>
        </draw:line>
        <draw:line draw:style-name="gr3" draw:text-style-name="P2" draw:layer="layout" svg:x1="3.014cm" svg:y1="13.361cm" svg:x2="7.804cm" svg:y2="6.122cm">
          <text:p/>
        </draw:line>
        <draw:line draw:style-name="gr3" draw:text-style-name="P2" draw:layer="layout" svg:x1="3.014cm" svg:y1="13.361cm" svg:x2="7.804cm" svg:y2="10.948cm">
          <text:p/>
        </draw:line>
        <draw:line draw:style-name="gr3" draw:text-style-name="P2" draw:layer="layout" svg:x1="3.014cm" svg:y1="13.361cm" svg:x2="7.804cm" svg:y2="15.774cm">
          <text:p/>
        </draw:line>
        <draw:line draw:style-name="gr3" draw:text-style-name="P2" draw:layer="layout" svg:x1="10.198cm" svg:y1="2.101cm" svg:x2="14.988cm" svg:y2="6.123cm">
          <text:p/>
        </draw:line>
        <draw:line draw:style-name="gr3" draw:text-style-name="P2" draw:layer="layout" svg:x1="10.198cm" svg:y1="6.122cm" svg:x2="14.988cm" svg:y2="6.122cm">
          <text:p/>
        </draw:line>
        <draw:line draw:style-name="gr3" draw:text-style-name="P2" draw:layer="layout" svg:x1="10.198cm" svg:y1="6.122cm" svg:x2="14.988cm" svg:y2="11.752cm">
          <text:p/>
        </draw:line>
        <draw:line draw:style-name="gr3" draw:text-style-name="P2" draw:layer="layout" svg:x1="10.198cm" svg:y1="11.753cm" svg:x2="14.988cm" svg:y2="11.753cm">
          <text:p/>
        </draw:line>
        <draw:line draw:style-name="gr3" draw:text-style-name="P2" draw:layer="layout" svg:x1="10.198cm" svg:y1="16.579cm" svg:x2="14.988cm" svg:y2="11.753cm">
          <text:p/>
        </draw:line>
        <draw:line draw:style-name="gr3" draw:text-style-name="P2" draw:layer="layout" svg:x1="10.198cm" svg:y1="16.578cm" svg:x2="14.988cm" svg:y2="6.122cm">
          <text:p/>
        </draw:line>
        <draw:line draw:style-name="gr3" draw:text-style-name="P2" draw:layer="layout" svg:x1="10.198cm" svg:y1="11.752cm" svg:x2="14.988cm" svg:y2="6.122cm">
          <text:p/>
        </draw:line>
        <draw:line draw:style-name="gr3" draw:text-style-name="P2" draw:layer="layout" svg:x1="10.198cm" svg:y1="2.101cm" svg:x2="14.988cm" svg:y2="11.7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7:24:58.024942153</meta:creation-date>
    <dc:date>2020-07-30T17:56:34.879957124</dc:date>
    <meta:editing-duration>PT35S</meta:editing-duration>
    <meta:editing-cycles>1</meta:editing-cycles>
    <meta:document-statistic meta:object-count="29"/>
    <meta:generator>LibreOffice/6.4.4.2$Linux_X86_64 LibreOffice_project/40$Build-2</meta:generator>
  </office:meta>
</office:document-meta>
</file>